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star.oleobject" manifest:full-path="Object 1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5.827cm" fo:margin-left="-0.132cm" table:align="left" style:writing-mode="lr-tb"/>
    </style:style>
    <style:style style:name="Tabelle1.A" style:family="table-column">
      <style:table-column-properties style:column-width="6.251cm"/>
    </style:style>
    <style:style style:name="Tabelle1.B" style:family="table-column">
      <style:table-column-properties style:column-width="6.001cm"/>
    </style:style>
    <style:style style:name="Tabelle1.C" style:family="table-column">
      <style:table-column-properties style:column-width="3.575cm"/>
    </style:style>
    <style:style style:name="Tabelle1.1" style:family="table-row">
      <style:table-row-properties style:min-row-height="0.953cm" style:keep-together="true" fo:keep-together="auto"/>
    </style:style>
    <style:style style:name="Tabelle1.A1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le1.C1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elle1.2" style:family="table-row">
      <style:table-row-properties style:min-row-height="4.616cm" style:keep-together="true" fo:keep-together="auto"/>
    </style:style>
    <style:style style:name="Tabelle1.B2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le1.C2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le1.3" style:family="table-row">
      <style:table-row-properties style:min-row-height="4.232cm" style:keep-together="true" fo:keep-together="auto"/>
    </style:style>
    <style:style style:name="Tabelle1.4" style:family="table-row">
      <style:table-row-properties style:min-row-height="2.718cm" style:keep-together="true" fo:keep-together="auto"/>
    </style:style>
    <style:style style:name="Tabelle1.5" style:family="table-row">
      <style:table-row-properties style:min-row-height="0.656cm" style:keep-together="true" fo:keep-together="auto"/>
    </style:style>
    <style:style style:name="P1" style:family="paragraph" style:parent-style-name="Header">
      <style:text-properties fo:language="zxx" fo:country="none" style:language-asian="zxx" style:country-asian="none"/>
    </style:style>
    <style:style style:name="P2" style:family="paragraph" style:parent-style-name="Header">
      <style:text-properties style:font-name="Arial" fo:font-size="10pt" style:font-size-asian="10pt" style:font-name-complex="Arial" style:font-size-complex="10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 fo:orphans="0" fo:widows="0"/>
    </style:style>
    <style:style style:name="P5" style:family="paragraph" style:parent-style-name="Standard">
      <style:paragraph-properties fo:text-align="center" style:justify-single-word="false"/>
      <style:text-properties fo:color="#355d90" style:font-name="Arial" fo:font-weight="bold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fo:color="#355d90" style:font-name="Arial" fo:font-size="14pt" style:font-size-asian="14pt" style:font-name-complex="Arial" style:font-size-complex="14pt"/>
    </style:style>
    <style:style style:name="P7" style:family="paragraph" style:parent-style-name="Standard">
      <style:paragraph-properties fo:text-align="center" style:justify-single-word="false" fo:orphans="0" fo:widows="0"/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P8" style:family="paragraph" style:parent-style-name="Standard">
      <style:paragraph-properties fo:orphans="0" fo:widows="0"/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P9" style:family="paragraph" style:parent-style-name="Standard">
      <style:paragraph-properties fo:orphans="0" fo:widows="0"/>
      <style:text-properties style:font-name="Arial" style:font-name-complex="Arial" style:font-weight-complex="bold"/>
    </style:style>
    <style:style style:name="P10" style:family="paragraph" style:parent-style-name="Standard">
      <style:paragraph-properties fo:text-align="center" style:justify-single-word="false" fo:orphans="0" fo:widows="0"/>
      <style:text-properties style:font-name="Arial" style:font-name-complex="Arial" style:font-weight-complex="bold"/>
    </style:style>
    <style:style style:name="P11" style:family="paragraph" style:parent-style-name="Standard">
      <style:paragraph-properties fo:text-align="center" style:justify-single-word="false" fo:orphans="0" fo:widows="0" style:snap-to-layout-grid="false"/>
      <style:text-properties style:font-name="Arial" style:font-name-complex="Arial" style:font-weight-complex="bold"/>
    </style:style>
    <style:style style:name="P12" style:family="paragraph" style:parent-style-name="Standard">
      <style:paragraph-properties fo:text-align="end" style:justify-single-word="false" fo:orphans="0" fo:widows="0"/>
      <style:text-properties style:font-name="Arial" style:font-name-complex="Arial" style:font-weight-complex="bold"/>
    </style:style>
    <style:style style:name="P13" style:family="paragraph" style:parent-style-name="Standard">
      <style:paragraph-properties fo:text-align="center" style:justify-single-word="false" fo:orphans="0" fo:widows="0"/>
      <style:text-properties style:font-name="Arial" fo:font-size="10pt" style:font-size-asian="10pt" style:font-name-complex="Arial" style:font-size-complex="10pt" style:font-weight-complex="bold"/>
    </style:style>
    <style:style style:name="P14" style:family="paragraph" style:parent-style-name="Standard">
      <style:paragraph-properties fo:orphans="0" fo:widows="0"/>
      <style:text-properties style:font-name="Arial" fo:font-size="10pt" style:font-size-asian="10pt" style:font-name-complex="Arial" style:font-size-complex="10pt"/>
    </style:style>
    <style:style style:name="P15" style:family="paragraph" style:parent-style-name="Standard">
      <style:paragraph-properties fo:text-align="center" style:justify-single-word="false"/>
      <style:text-properties style:font-name="Arial" fo:font-size="10pt" style:font-size-asian="10pt" style:language-asian="ar" style:country-asian="SA" style:font-name-complex="Arial" style:font-size-complex="10pt"/>
    </style:style>
    <style:style style:name="P16" style:family="paragraph" style:parent-style-name="Standard">
      <style:paragraph-properties fo:orphans="0" fo:widows="0" style:snap-to-layout-grid="false"/>
      <style:text-properties style:font-name="Arial" fo:font-weight="bold" style:font-weight-asian="bold" style:font-name-complex="Arial" style:font-weight-complex="bold"/>
    </style:style>
    <style:style style:name="P17" style:family="paragraph" style:parent-style-name="Standard">
      <style:paragraph-properties fo:orphans="0" fo:widows="0"/>
    </style:style>
    <style:style style:name="P18" style:family="paragraph" style:parent-style-name="Standard">
      <style:paragraph-properties fo:line-height="150%" fo:orphans="0" fo:widows="0"/>
    </style:style>
    <style:style style:name="P19" style:family="paragraph" style:parent-style-name="Standard">
      <style:paragraph-properties fo:margin-top="0.106cm" fo:margin-bottom="0cm"/>
    </style:style>
    <style:style style:name="P20" style:family="paragraph" style:parent-style-name="Standard">
      <style:paragraph-properties fo:margin-top="0.106cm" fo:margin-bottom="0cm" fo:orphans="0" fo:widows="0"/>
    </style:style>
    <style:style style:name="P21" style:family="paragraph" style:parent-style-name="Standard">
      <style:paragraph-properties fo:margin-top="0.106cm" fo:margin-bottom="0cm" fo:text-align="center" style:justify-single-word="false" fo:orphans="0" fo:widows="0"/>
      <style:text-properties style:font-name="Arial" fo:font-size="16pt" fo:font-weight="bold" style:font-size-asian="16pt" style:font-weight-asian="bold" style:font-name-complex="Arial" style:font-size-complex="16pt" style:font-weight-complex="bold"/>
    </style:style>
    <style:style style:name="P22" style:family="paragraph" style:parent-style-name="Standard">
      <style:paragraph-properties fo:margin-top="0.106cm" fo:margin-bottom="0cm" fo:orphans="0" fo:widows="0"/>
      <style:text-properties style:font-name="Arial" style:font-name-complex="Arial" style:font-weight-complex="bold"/>
    </style:style>
    <style:style style:name="P23" style:family="paragraph" style:parent-style-name="Standard">
      <style:paragraph-properties fo:margin-top="0cm" fo:margin-bottom="0.106cm" fo:orphans="0" fo:widows="0"/>
      <style:text-properties style:font-name="Arial" style:font-name-complex="Arial" style:font-weight-complex="bold"/>
    </style:style>
    <style:style style:name="P24" style:family="paragraph" style:parent-style-name="Heading_20_1">
      <style:paragraph-properties fo:margin-top="0cm" fo:margin-bottom="0cm" fo:text-align="center" style:justify-single-word="false" fo:orphans="0" fo:widows="0"/>
      <style:text-properties fo:font-size="10pt" fo:font-weight="normal" style:font-size-asian="10pt" style:language-asian="ar" style:country-asian="SA" style:font-weight-asian="normal" style:font-size-complex="10pt"/>
    </style:style>
    <style:style style:name="P25" style:family="paragraph" style:parent-style-name="Standard">
      <style:paragraph-properties fo:orphans="0" fo:widows="0" style:snap-to-layout-grid="false"/>
      <style:text-properties style:font-name="Arial" fo:font-weight="bold" style:font-weight-asian="bold" style:font-name-complex="Arial" style:font-weight-complex="bold"/>
    </style:style>
    <style:style style:name="P26" style:family="paragraph" style:parent-style-name="Standard">
      <style:paragraph-properties fo:line-height="150%" fo:orphans="0" fo:widows="0"/>
    </style:style>
    <style:style style:name="P27" style:family="paragraph" style:parent-style-name="Standard" style:master-page-name="Standard">
      <style:paragraph-properties fo:text-align="justify" style:justify-single-word="false" style:page-number="auto"/>
      <style:text-properties style:font-name="Arial" fo:language="zxx" fo:country="none" style:language-asian="zxx" style:country-asian="none" style:font-name-complex="Arial"/>
    </style:style>
    <style:style style:name="P28" style:family="paragraph">
      <style:paragraph-properties fo:text-align="center" style:writing-mode="lr-tb"/>
    </style:style>
    <style:style style:name="T1" style:family="text">
      <style:text-properties fo:color="#355d90" style:font-name="Arial" fo:font-size="14pt" fo:font-weight="bold" style:font-size-asian="14pt" style:font-weight-asian="bold" style:font-name-complex="Arial" style:font-size-complex="14pt"/>
    </style:style>
    <style:style style:name="T2" style:family="text">
      <style:text-properties fo:color="#355d90" style:font-name="Arial" fo:font-size="14pt" style:font-size-asian="14pt" style:font-name-complex="Arial" style:font-size-complex="14pt"/>
    </style:style>
    <style:style style:name="T3" style:family="text">
      <style:text-properties style:font-name="Arial" style:font-name-complex="Arial" style:font-weight-complex="bold"/>
    </style:style>
    <style:style style:name="T4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5" style:family="text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T6" style:family="text">
      <style:text-properties style:font-name="Arial" fo:font-size="10pt" style:font-size-asian="10pt" style:font-name-complex="Arial" style:font-size-complex="10pt"/>
    </style:style>
    <style:style style:name="T7" style:family="text">
      <style:text-properties style:font-name="Arial" fo:font-size="13pt" style:font-size-asian="13pt" style:font-name-complex="Arial" style:font-weight-complex="bold"/>
    </style:style>
    <style:style style:name="T8" style:family="text">
      <style:text-properties style:font-name="Arial" fo:font-weight="bold" style:font-weight-asian="bold" style:font-name-complex="Arial" style:font-weight-complex="bold"/>
    </style:style>
    <style:style style:name="T9" style:family="text">
      <style:text-properties fo:font-size="8pt" fo:font-weight="bold" style:font-size-asian="8pt" style:font-weight-asian="bold" style:font-weight-complex="bold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8cm" fo:padding-right="0.28cm" fo:padding-top="0.153cm" fo:padding-bottom="0.153cm" fo:border="none">
        <style:background-image/>
      </style:graphic-properties>
    </style:style>
    <style:style style:name="fr2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style style:name="fr3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5.297cm" draw:visible-area-height="3.258cm"/>
    </style:style>
    <style:style style:name="gr1" style:family="graphic">
      <style:graphic-properties draw:stroke="solid" svg:stroke-width="0.053cm" svg:stroke-color="#355d9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draw:frame draw:style-name="fr2" draw:name="Rahmen1" text:anchor-type="char" svg:x="-0.011cm" svg:y="0.233cm" svg:width="16.212cm" svg:height="24.622cm" draw:z-index="4"><draw:text-box><text:p text:style-name="P21">Bewertungsbogen zur Seminararbeit<text:tab/><text:tab/></text:p><text:p text:style-name="P7"/><text:p text:style-name="P9">Seminarfach: Informatik<text:tab/><text:tab/><text:tab/><text:tab/><text:tab/><text:tab/>Lehrkraft: StD Seiler</text:p><text:p text:style-name="P22">Schüler(in): </text:p><text:p text:style-name="P22">Rahmenthema des Seminars: </text:p><text:p text:style-name="P9"/><table:table table:name="Tabelle1" table:style-name="Tabelle1"><table:table-column table:style-name="Tabelle1.A"/><table:table-column table:style-name="Tabelle1.B"/><table:table-column table:style-name="Tabelle1.C"/><table:table-row table:style-name="Tabelle1.1"><table:table-cell table:style-name="Tabelle1.A1" office:value-type="string"><text:p text:style-name="P13">Beurteilungskriterien</text:p></table:table-cell><table:table-cell table:style-name="Tabelle1.A1" office:value-type="string"><text:p text:style-name="P13">Bemerkungen</text:p></table:table-cell><table:table-cell table:style-name="Tabelle1.C1" office:value-type="string"><text:p text:style-name="P15">Bewertungseinheiten</text:p><text:h text:style-name="P24" text:outline-level="1" text:is-list-header="true">erreicht/erreichbar</text:h></table:table-cell></table:table-row><table:table-row table:style-name="Tabelle1.2"><table:table-cell table:style-name="Tabelle1.A1" office:value-type="string"><text:p text:style-name="P9">Inhalt </text:p><text:p text:style-name="Standard"><text:span text:style-name="T5">Themaerfassung</text:span><text:span text:style-name="T9"> </text:span><text:span text:style-name="T6">(Vollständigkeit, Konzentration auf relevante Aspekte)</text:span></text:p><text:p text:style-name="Standard"><text:span text:style-name="T5">Sinnvolles Zitieren, angemessene Versuche, Auswahl der geeigneten Literatur, Argumentation</text:span><text:span text:style-name="T9"> … </text:span></text:p><text:p text:style-name="P14">(Logik, Stichhaltigkeit, Unterscheidung von Fakten und Meinungen, Werturteil, Eigenständigkeit der Argumentation, Klarheit und Verständlichkeit ...)</text:p></table:table-cell><table:table-cell table:style-name="Tabelle1.B2" office:value-type="string"><text:p text:style-name="P16"/></table:table-cell><table:table-cell table:style-name="Tabelle1.C2" office:value-type="string"><text:p text:style-name="P11"/><text:p text:style-name="P10"/><text:p text:style-name="P10"/><text:p text:style-name="P10"/><text:p text:style-name="P10">( <text:s/>/15)</text:p><text:p text:style-name="P9"><text:s/>x 3 = <text:s text:c="3"/>/45</text:p></table:table-cell></table:table-row><table:table-row table:style-name="Tabelle1.3"><table:table-cell table:style-name="Tabelle1.A1" office:value-type="string"><text:p text:style-name="P9">Darstellung </text:p><text:p text:style-name="P19"><text:span text:style-name="T5">Aufbau </text:span><text:span text:style-name="T6">(Sinnvolle Proportionierung in Bezug auf Themenstellung, logischer Aufbau ...)</text:span></text:p><text:p text:style-name="P20"><text:span text:style-name="T5">Präzision und Anschaulichkeit der Darstellun</text:span><text:span text:style-name="T4">g</text:span><text:span text:style-name="T6"> (Fachtermini, sprachliche Darstellung, Grammatik, angemessener Wortschatz, Graphiken, Bilder, Tabellen …)</text:span></text:p></table:table-cell><table:table-cell table:style-name="Tabelle1.B2" office:value-type="string"><text:p text:style-name="P16"/></table:table-cell><table:table-cell table:style-name="Tabelle1.C2" office:value-type="string"><text:p text:style-name="P11"/><text:p text:style-name="P10"/><text:p text:style-name="P10"/><text:p text:style-name="P4"><text:span text:style-name="T3">( <text:s/>/15</text:span><text:span text:style-name="T7">)</text:span><text:span text:style-name="T3"> </text:span></text:p><text:p text:style-name="P9"><text:s/>x 2 = <text:s text:c="2"/>/30</text:p></table:table-cell></table:table-row><table:table-row table:style-name="Tabelle1.4"><table:table-cell table:style-name="Tabelle1.A1" office:value-type="string"><text:p text:style-name="P23">Formalia </text:p><text:p text:style-name="Standard"><text:span text:style-name="T5">Druckfertige Vorbereitung</text:span><text:span text:style-name="T6"> (Seitenzählung, Formatierung …)</text:span></text:p><text:p text:style-name="P17"><text:span text:style-name="T5">Äußere Gliederung </text:span><text:span text:style-name="T6">(Inhaltsverzeichnis, Klassifikationssystem, Herkunftsnachweise, korrektes Zitieren ...)</text:span></text:p></table:table-cell><table:table-cell table:style-name="Tabelle1.B2" office:value-type="string"><text:p text:style-name="P16"/></table:table-cell><table:table-cell table:style-name="Tabelle1.C2" office:value-type="string"><text:p text:style-name="P11"/><text:p text:style-name="P10"/><text:p text:style-name="P10"><text:s/>/15</text:p><text:p text:style-name="P10"/><text:p text:style-name="P9"/></table:table-cell></table:table-row><table:table-row table:style-name="Tabelle1.5"><table:table-cell table:style-name="Tabelle1.A1" table:number-columns-spanned="2" office:value-type="string"><text:p text:style-name="P12">Summe</text:p></table:table-cell><table:covered-table-cell/><table:table-cell table:style-name="Tabelle1.C1" office:value-type="string"><text:p text:style-name="P10"><text:s/>/90</text:p></table:table-cell></table:table-row></table:table><text:p text:style-name="P8"/><text:p text:style-name="P18"><text:span text:style-name="T3">Worturteil:</text:span></text:p><text:p text:style-name="P18"><text:span text:style-name="T8"/></text:p><text:p text:style-name="P9">Notenpunkte: <text:tab/>Note: </text:p><text:p text:style-name="P9"/><text:p text:style-name="P9">Datum: <text:tab/>Unterschrift der Lehrkraft:….....................................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de" fo:country="D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de" fo:country="DE" style:font-name-asian="Times New Roman" style:font-size-asian="12pt" style:font-name-complex="Times New Roman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cm" fo:margin-bottom="0.106cm" fo:line-height="150%" fo:text-align="justify" style:justify-single-word="false" fo:keep-with-next="always"/>
      <style:text-properties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font-size="16pt" style:font-size-asian="16pt" style:font-size-complex="16pt"/>
    </style:style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Absatz-Standardschriftart" style:family="text"/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zxx" fo:country="none" style:language-asian="zxx" style:country-asian="none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fo:color="#355d90" style:font-name="Arial" fo:font-weight="bold" style:font-weight-asian="bold" style:font-name-complex="Arial"/>
    </style:style>
    <style:style style:name="MP4" style:family="paragraph" style:parent-style-name="Standard">
      <style:paragraph-properties fo:text-align="center" style:justify-single-word="false"/>
      <style:text-properties fo:color="#355d90" style:font-name="Arial" fo:font-size="14pt" style:font-size-asian="14pt" style:font-name-complex="Arial" style:font-size-complex="14pt"/>
    </style:style>
    <style:style style:name="MP5" style:family="paragraph" style:parent-style-name="Header">
      <style:text-properties style:font-name="Arial" fo:font-size="10pt" style:font-size-asian="10pt" style:font-name-complex="Arial" style:font-size-complex="10pt"/>
    </style:style>
    <style:style style:name="MP6" style:family="paragraph">
      <style:paragraph-properties fo:text-align="center" style:writing-mode="lr-tb"/>
    </style:style>
    <style:style style:name="MT1" style:family="text">
      <style:text-properties fo:color="#355d90" style:font-name="Arial" fo:font-size="14pt" fo:font-weight="bold" style:font-size-asian="14pt" style:font-weight-asian="bold" style:font-name-complex="Arial" style:font-size-complex="14pt"/>
    </style:style>
    <style:style style:name="MT2" style:family="text">
      <style:text-properties fo:color="#355d90" style:font-name="Arial" fo:font-size="14pt" style:font-size-asian="14pt" style:font-name-complex="Arial" style:font-size-complex="14pt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8cm" fo:padding-right="0.28cm" fo:padding-top="0.153cm" fo:padding-bottom="0.153cm" fo:border="none">
        <style:background-image/>
      </style:graphic-properties>
    </style:style>
    <style:style style:name="Mfr2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5.297cm" draw:visible-area-height="3.258cm"/>
    </style:style>
    <style:style style:name="Mgr1" style:family="graphic">
      <style:graphic-properties draw:stroke="solid" svg:stroke-width="0.053cm" svg:stroke-color="#355d9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49cm" fo:margin-bottom="2cm" fo:margin-left="2.499cm" fo:margin-right="2.499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Rahmen2" text:anchor-type="char" svg:x="3.937cm" svg:y="0.032cm" svg:width="11.853cm" svg:height="2.168cm" draw:z-index="0"><draw:text-box><text:p text:style-name="MP2"><text:span text:style-name="MT1">W-Seminar:</text:span><text:span text:style-name="MT2"> Beispiel für einen </text:span><text:span text:style-name="MT1">Bewertungsbogen </text:span><text:span text:style-name="MT2">zur </text:span><text:span text:style-name="MT1">Seminararbeit</text:span><text:span text:style-name="MT2"> <text:s/></text:span></text:p><text:p text:style-name="MP3">(Erläuterung vgl. Lehrer-Leitfaden, S. 22 ff.)</text:p><text:p text:style-name="MP4">- </text:p></draw:text-box></draw:frame><draw:frame draw:style-name="Mfr1" draw:name="Rahmen3" text:anchor-type="char" svg:x="-0.187cm" svg:y="0.014cm" svg:width="3.609cm" svg:height="2.247cm" draw:z-index="1"><draw:text-box><text:p text:style-name="Standard"><draw:frame draw:style-name="Mfr2" draw:name="Objekt1" text:anchor-type="as-char" svg:width="3.191cm" svg:height="1.977cm" draw:z-index="2"><draw:object-ole xlink:href="./Object 1" xlink:type="simple" xlink:show="embed" xlink:actuate="onLoad"/><draw:image xlink:href="./ObjectReplacements/Object 1" xlink:type="simple" xlink:show="embed" xlink:actuate="onLoad"/></draw:frame></text:p></draw:text-box></draw:frame></text:p>
        <text:p text:style-name="Header"/>
        <text:p text:style-name="Header"/>
        <text:p text:style-name="Header"/>
        <text:p text:style-name="MP5"><draw:line text:anchor-type="char" draw:z-index="3" draw:style-name="Mgr1" draw:text-style-name="MP6" svg:x1="0.042cm" svg:y1="0.346cm" svg:x2="16.053cm" svg:y2="0.346cm"><text:p/></draw:line> 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Eine Untergliederung der Formulare zur Beantragung eines W- oder P-Seminars bei der Schulleitung nach den verschiedenen Ausbil</dc:title>
    <meta:initial-creator>Manhardt</meta:initial-creator>
    <meta:creation-date>2008-01-10T21:39:00</meta:creation-date>
    <dc:date>2017-01-01T14:54:23.93</dc:date>
    <meta:editing-cycles>8</meta:editing-cycles>
    <meta:generator>OpenOffice/4.1.3$Win32 OpenOffice.org_project/413m1$Build-9783</meta:generator>
    <meta:editing-duration>PT1H16M58S</meta:editing-duration>
    <meta:document-statistic meta:table-count="1" meta:image-count="0" meta:object-count="1" meta:page-count="1" meta:paragraph-count="33" meta:word-count="124" meta:character-count="1202"/>
  </office:meta>
</office:document-meta>
</file>